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91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2409in"/>
    </style:style>
    <style:style style:name="co5" style:family="table-column">
      <style:table-column-properties fo:break-before="auto" style:column-width="0.5346in"/>
    </style:style>
    <style:style style:name="co6" style:family="table-column">
      <style:table-column-properties fo:break-before="auto" style:column-width="0.6118in"/>
    </style:style>
    <style:style style:name="co7" style:family="table-column">
      <style:table-column-properties fo:break-before="auto" style:column-width="0.620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106">
      <style:table-cell-properties fo:border="0.0008in solid #000000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</style:style>
  </office:automatic-styles>
  <office:body>
    <office:spreadsheet>
      <table:table table:name="Kv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Knight</text:p>
          </table:table-cell>
          <table:table-cell office:value-type="string">
            <text:p>Diagonal</text:p>
          </table:table-cell>
          <table:table-cell office:value-type="string">
            <text:p>moves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Diagonal</text:p>
          </table:table-cell>
          <table:table-cell office:value-type="string">
            <text:p>Knight</text:p>
          </table:table-cell>
          <table:table-cell office:value-type="string">
            <text:p>moves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table:style-name="ce1" table:formula="oooc:=[.A1]" office:value-type="string" office:string-value="Knight">
            <text:p>Knight</text:p>
          </table:table-cell>
          <table:table-cell table:style-name="ce1" table:formula="oooc:=[.B1]" office:value-type="string" office:string-value="Diagonal">
            <text:p>Diagonal</text:p>
          </table:table-cell>
          <table:table-cell table:style-name="ce1" table:formula="oooc:=[.C1]" office:value-type="string" office:string-value="moves">
            <text:p>moves</text:p>
          </table:table-cell>
          <table:table-cell/>
          <table:table-cell table:style-name="ce1" table:formula="oooc:=[.E7]" office:value-type="string" office:string-value="Diagonal">
            <text:p>Diagonal</text:p>
          </table:table-cell>
          <table:table-cell table:style-name="ce1" table:formula="oooc:=[.F7]" office:value-type="string" office:string-value="Knight">
            <text:p>Knight</text:p>
          </table:table-cell>
          <table:table-cell table:style-name="ce1" table:formula="oooc:=[.G7]" office:value-type="string" office:string-value="moves">
            <text:p>moves</text:p>
          </table:table-cell>
          <table:table-cell/>
        </table:table-row>
        <table:table-row table:style-name="ro1">
          <table:table-cell table:style-name="ce1" table:formula="oooc:=SUM([.A2:.A483])" office:value-type="float" office:value="246">
            <text:p>246</text:p>
          </table:table-cell>
          <table:table-cell table:style-name="ce1" table:formula="oooc:=SUM([.B2:.B483])" office:value-type="float" office:value="236">
            <text:p>236</text:p>
          </table:table-cell>
          <table:table-cell table:style-name="ce1" table:formula="oooc:=SUM([.C2:.C483])" office:value-type="float" office:value="28369">
            <text:p>28369</text:p>
          </table:table-cell>
          <table:table-cell table:style-name="ce3"/>
          <table:table-cell table:style-name="ce1" table:formula="oooc:=SUM([.E8:.E483])" office:value-type="float" office:value="255">
            <text:p>255</text:p>
          </table:table-cell>
          <table:table-cell table:style-name="ce1" table:formula="oooc:=SUM([.F8:.F483])" office:value-type="float" office:value="221">
            <text:p>221</text:p>
          </table:table-cell>
          <table:table-cell table:style-name="ce1" table:formula="oooc:=SUM([.G8:.G483])" office:value-type="float" office:value="27569">
            <text:p>27569</text:p>
          </table:table-cell>
          <table:table-cell table:style-name="ce1" office:value-type="string">
            <text:p>Sum</text:p>
          </table:table-cell>
        </table:table-row>
        <table:table-row table:style-name="ro1">
          <table:table-cell table:style-name="ce1" table:formula="oooc:=AVERAGE([.A2:.A483])" office:value-type="float" office:value="0.510373443983402">
            <text:p>0.51</text:p>
          </table:table-cell>
          <table:table-cell table:style-name="ce1" table:formula="oooc:=AVERAGE([.B2:.B483])" office:value-type="float" office:value="0.489626556016597">
            <text:p>0.49</text:p>
          </table:table-cell>
          <table:table-cell table:style-name="ce1" table:formula="oooc:=AVERAGE([.C2:.C483])" office:value-type="float" office:value="58.856846473029">
            <text:p>58.86</text:p>
          </table:table-cell>
          <table:table-cell table:style-name="ce3"/>
          <table:table-cell table:style-name="ce1" table:formula="oooc:=AVERAGE([.E8:.E483])" office:value-type="float" office:value="0.535714285714286">
            <text:p>0.54</text:p>
          </table:table-cell>
          <table:table-cell table:style-name="ce1" table:formula="oooc:=AVERAGE([.F8:.F483])" office:value-type="float" office:value="0.464285714285714">
            <text:p>0.46</text:p>
          </table:table-cell>
          <table:table-cell table:style-name="ce1" table:formula="oooc:=AVERAGE([.G8:.G483])" office:value-type="float" office:value="57.9180672268908">
            <text:p>57.92</text:p>
          </table:table-cell>
          <table:table-cell table:style-name="ce1" office:value-type="string">
            <text:p>Average</text:p>
          </table:table-cell>
        </table:table-row>
        <table:table-row table:style-name="ro1">
          <table:table-cell table:style-name="ce2" table:formula="oooc:=STDEV([.A2:.A483])" office:value-type="float" office:value="0.500411748924536">
            <text:p>0.5004</text:p>
          </table:table-cell>
          <table:table-cell table:style-name="ce2" table:formula="oooc:=STDEV([.B2:.B483])" office:value-type="float" office:value="0.500411748924536">
            <text:p>0.5004</text:p>
          </table:table-cell>
          <table:table-cell table:style-name="ce2" table:formula="oooc:=STDEV([.C2:.C483])" office:value-type="float" office:value="12.3810869787235">
            <text:p>12.3811</text:p>
          </table:table-cell>
          <table:table-cell table:style-name="ce3"/>
          <table:table-cell table:style-name="ce2" table:formula="oooc:=STDEV([.E8:.E483])" office:value-type="float" office:value="0.499247554125958">
            <text:p>0.4992</text:p>
          </table:table-cell>
          <table:table-cell table:style-name="ce2" table:formula="oooc:=STDEV([.F8:.F483])" office:value-type="float" office:value="0.499247554125958">
            <text:p>0.4992</text:p>
          </table:table-cell>
          <table:table-cell table:style-name="ce2" table:formula="oooc:=STDEV([.G8:.G483])" office:value-type="float" office:value="12.612759172391">
            <text:p>12.6128</text:p>
          </table:table-cell>
          <table:table-cell table:style-name="ce1" office:value-type="string">
            <text:p>STDEV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4">11/14/2008</text:date>, <text:time>22:3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8-11-14T21:47:35</meta:creation-date>
    <dc:creator>Steve Iannopollo</dc:creator>
    <dc:date>2008-11-14T22:34:57</dc:date>
    <dc:language>en-US</dc:language>
    <meta:editing-cycles>3</meta:editing-cycles>
    <meta:editing-duration>PT47M26S</meta:editing-duration>
    <meta:user-defined meta:name="Info 1"/>
    <meta:user-defined meta:name="Info 2"/>
    <meta:user-defined meta:name="Info 3"/>
    <meta:user-defined meta:name="Info 4"/>
    <meta:document-statistic meta:table-count="1" meta:cell-count="2907"/>
  </office:meta>
</office:document-meta>
</file>